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 style:master-page-name="">
      <style:table-properties style:width="1.9368in" fo:margin-left="0.4729in" style:page-number="auto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6868in"/>
    </style:style>
    <style:style style:name="Table1.B" style:family="table-column">
      <style:table-column-properties style:column-width="0.3764in"/>
    </style:style>
    <style:style style:name="Table1.C" style:family="table-column">
      <style:table-column-properties style:column-width="0.3736in"/>
    </style:style>
    <style:style style:name="Table1.D" style:family="table-column">
      <style:table-column-properties style:column-width="0.3743in"/>
    </style:style>
    <style:style style:name="Table1.E" style:family="table-column">
      <style:table-column-properties style:column-width="0.1257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581a0b4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f02e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5f44f2c" style:font-weight-asian="bold" style:font-weight-complex="bold" fo:hyphenate="true" fo:hyphenation-remain-char-count="2" fo:hyphenation-push-char-count="2" loext:hyphenation-no-caps="false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519fea8" officeooo:paragraph-rsid="05f44f2c" style:font-weight-asian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519fea8" officeooo:paragraph-rsid="05802a63" style:font-weight-asian="normal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581a0b4" style:font-weight-asian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ee6568" officeooo:paragraph-rsid="05fdae2b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9fe68c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1ddc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309a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34ea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659c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96fb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a8c7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d3b2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0f5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4be8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61d5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9912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bfa3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f18c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2444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3cb8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4ec3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94e7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b57f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f2497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d0824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13d9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7141de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10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dbc71e" officeooo:paragraph-rsid="06eb76e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e0c8fd" officeooo:paragraph-rsid="06e0c8f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e0c8fd" officeooo:paragraph-rsid="06ea79d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086785" officeooo:paragraph-rsid="0708678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086785" officeooo:paragraph-rsid="070c207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284d44" officeooo:paragraph-rsid="07284d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293133" officeooo:paragraph-rsid="0729313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3cf836" officeooo:paragraph-rsid="073cf83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8287f1" officeooo:paragraph-rsid="02f969cc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63" style:family="paragraph" style:parent-style-name="Standard" style:list-style-name="L4" style:master-page-name="">
      <loext:graphic-properties draw:fill="none" draw:fill-gradient-name="Gradient_20_1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style:font-name="Times New Roman" fo:font-size="12pt" fo:language="uk" fo:country="UA" fo:font-weight="bold" officeooo:rsid="05fb6a6b" officeooo:paragraph-rsid="05fb6a6b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5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7144faf" fo:hyphenate="true" fo:hyphenation-remain-char-count="2" fo:hyphenation-push-char-count="2" loext:hyphenation-no-caps="false"/>
    </style:style>
    <style:style style:name="P66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7148d14" fo:hyphenate="true" fo:hyphenation-remain-char-count="2" fo:hyphenation-push-char-count="2" loext:hyphenation-no-caps="false"/>
    </style:style>
    <style:style style:name="P67" style:family="paragraph" style:parent-style-name="Table_20_Contents" style:list-style-name="L14">
      <loext:graphic-properties draw:fill="none"/>
      <style:paragraph-properties fo:margin-left="0.25in" fo:margin-right="0in" fo:text-align="start" style:justify-single-word="false" fo:orphans="0" fo:widows="0" fo:hyphenation-ladder-count="no-limit" fo:text-indent="-0.25in" style:auto-text-indent="false" fo:background-color="transparent" text:number-lines="false" text:line-number="0"/>
      <style:text-properties officeooo:paragraph-rsid="0732d266" fo:hyphenate="tru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7315903" officeooo:paragraph-rsid="07315903" style:font-size-asian="10.5pt" style:font-size-complex="12pt"/>
    </style:style>
    <style:style style:name="P69" style:family="paragraph" style:parent-style-name="Table_20_Contents" style:list-style-name="L14">
      <loext:graphic-properties draw:fill="none"/>
      <style:paragraph-properties fo:margin-left="0.25in" fo:margin-right="0in" fo:text-align="start" style:justify-single-word="false" fo:orphans="0" fo:widows="0" fo:hyphenation-ladder-count="no-limit" fo:text-indent="-0.25in" style:auto-text-indent="false" fo:background-color="transparent" text:number-lines="false" text:line-number="0"/>
      <style:text-properties style:font-name="Times New Roman" fo:font-size="12pt" officeooo:rsid="07315903" officeooo:paragraph-rsid="0732d266" style:font-size-asian="10.5pt" style:font-size-complex="12pt" fo:hyphenate="true" fo:hyphenation-remain-char-count="2" fo:hyphenation-push-char-count="2" loext:hyphenation-no-caps="false"/>
    </style:style>
    <style:style style:name="P70" style:family="paragraph" style:parent-style-name="Стиль2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73e662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1" style:family="paragraph" style:parent-style-name="Стиль2" style:list-style-name="L11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fc836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2" style:family="paragraph" style:parent-style-name="Стиль2" style:list-style-name="L11">
      <style:paragraph-properties fo:margin-top="0in" fo:margin-bottom="0in" style:contextual-spacing="false" fo:text-align="start" style:justify-single-word="false"/>
      <style:text-properties officeooo:paragraph-rsid="06fc836d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7284d44" fo:background-color="transparent" loext:char-shading-value="0" style:font-weight-asian="normal" style:font-weight-complex="normal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5fbf9c8" style:font-name-asian="Times New Roman1" style:font-weight-asian="bold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size="12pt" fo:font-weight="normal" style:font-size-asian="12pt" style:font-weight-asian="normal" style:font-size-complex="12pt" style:font-weight-complex="bold"/>
    </style:style>
    <style:style style:name="T15" style:family="text">
      <style:text-properties officeooo:rsid="06123f0c"/>
    </style:style>
    <style:style style:name="T16" style:family="text">
      <style:text-properties officeooo:rsid="062b443e"/>
    </style:style>
    <style:style style:name="T17" style:family="text">
      <style:text-properties officeooo:rsid="063154be"/>
    </style:style>
    <style:style style:name="T18" style:family="text">
      <style:text-properties officeooo:rsid="06446edd"/>
    </style:style>
    <style:style style:name="T19" style:family="text">
      <style:text-properties officeooo:rsid="0644b3f3"/>
    </style:style>
    <style:style style:name="T20" style:family="text">
      <style:text-properties officeooo:rsid="06463d4d"/>
    </style:style>
    <style:style style:name="T21" style:family="text">
      <style:text-properties officeooo:rsid="0699ffa2"/>
    </style:style>
    <style:style style:name="T22" style:family="text">
      <style:text-properties officeooo:rsid="069d659b"/>
    </style:style>
    <style:style style:name="T23" style:family="text">
      <style:text-properties style:font-name="Times New Roman" fo:font-size="12pt" fo:language="uk" fo:country="UA" fo:font-weight="normal" officeooo:rsid="06013d9b" fo:background-color="transparent" loext:char-shading-value="0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fo:language="uk" fo:country="UA" fo:font-weight="normal" officeooo:rsid="07284d44" fo:background-color="transparent" loext:char-shading-value="0" style:font-size-asian="10.5pt" style:font-weight-asian="normal" style:font-size-complex="12pt" style:font-weight-complex="normal"/>
    </style:style>
    <style:style style:name="T25" style:family="text">
      <style:text-properties style:font-name="Times New Roman" fo:font-size="12pt" officeooo:rsid="07315903" style:font-size-asian="10.5pt" style:font-size-complex="12pt"/>
    </style:style>
    <style:style style:name="T26" style:family="text">
      <style:text-properties officeooo:rsid="06e20513"/>
    </style:style>
    <style:style style:name="T27" style:family="text">
      <style:text-properties officeooo:rsid="06e42e87"/>
    </style:style>
    <style:style style:name="T28" style:family="text">
      <style:text-properties officeooo:rsid="06e9cdb3"/>
    </style:style>
    <style:style style:name="T29" style:family="text">
      <style:text-properties officeooo:rsid="06ea79d6"/>
    </style:style>
    <style:style style:name="T30" style:family="text">
      <style:text-properties officeooo:rsid="06eb3755"/>
    </style:style>
    <style:style style:name="T31" style:family="text">
      <style:text-properties officeooo:rsid="06eb5dbe"/>
    </style:style>
    <style:style style:name="T32" style:family="text">
      <style:text-properties officeooo:rsid="06ed714d"/>
    </style:style>
    <style:style style:name="T33" style:family="text">
      <style:text-properties officeooo:rsid="06f6841b"/>
    </style:style>
    <style:style style:name="T34" style:family="text">
      <style:text-properties officeooo:rsid="06fc0f3a"/>
    </style:style>
    <style:style style:name="T35" style:family="text">
      <style:text-properties style:font-size-asian="12pt" style:font-weight-complex="bold"/>
    </style:style>
    <style:style style:name="T36" style:family="text">
      <style:text-properties officeooo:rsid="073eec8c" style:font-size-asian="12pt" style:font-weight-complex="bold"/>
    </style:style>
    <style:style style:name="T37" style:family="text">
      <style:text-properties officeooo:rsid="0707cc22"/>
    </style:style>
    <style:style style:name="T38" style:family="text">
      <style:text-properties officeooo:rsid="072a13fb"/>
    </style:style>
    <style:style style:name="T39" style:family="text">
      <style:text-properties officeooo:rsid="072de479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8in" draw:visible-area-height="1.9898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9">Лабораторна робота №</text:span><text:span text:style-name="T10">7</text:span></text:p>
      <text:p text:style-name="P15"><text:span text:style-name="T9"><text:line-break/></text:span><text:span text:style-name="T4">з дисципліни «Організація комп’ютерних мереж</text:span><text:span text:style-name="T12">»</text:span></text:p>
      <text:p text:style-name="P19"/>
      <text:p text:style-name="P16"><text:span text:style-name="T5">на тему: </text:span><text:span text:style-name="T7">«Установка мережевої операційної системи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3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Установка мережевої операційної системи.</text:span></text:p>
      <text:p text:style-name="P21">Мета.</text:p>
      <text:list xml:id="list4095131640" text:style-name="L1">
        <text:list-item>
          <text:p text:style-name="P22">Навчитися установлювати Windows NT Server.</text:p>
        </text:list-item>
        <text:list-item>
          <text:p text:style-name="P23">Під час установки Windows NT Server навчитися виявляти параметри, що попередньо обумовлені, і визначати, чи придатні вони для вашої мережі.</text:p>
        </text:list-item>
        <text:list-item>
          <text:p text:style-name="P23">Під час установки Windows NT Server навчитися вибирати потрібні параметри мережі.</text:p>
        </text:list-item>
      </text:list>
      <text:p text:style-name="P11">Порядок виконання роботи.</text:p>
      <text:list xml:id="list3307998818" text:style-name="L2">
        <text:list-item>
          <text:p text:style-name="P24">Ознайомтесь з умовами імітації установки операційної системи (Windows NT Server).</text:p>
        </text:list-item>
        <text:list-item>
          <text:p text:style-name="P24">Виконайте установку операційної системи Windows NT Server.</text:p>
        </text:list-item>
      </text:list>
      <text:p text:style-name="P64"><text:s/></text:p>
      <text:p text:style-name="P64">Опис послідовності установки операційної системи Windows NT Server</text:p>
      <text:list xml:id="list3153667609" text:style-name="L4">
        <text:list-header>
          <text:p text:style-name="P63">Зробіть копію файлів Windows NT Server:</text:p>
        </text:list-header>
        <text:list-item>
          <text:p text:style-name="P28">Двічі клацнути значок Lab_oc. <text:span text:style-name="T17">Відк</text:span>риється вікно Introduction to Windows NT Server Lab.</text:p>
        </text:list-item>
        <text:list-item>
          <text:p text:style-name="P28">Прочитайте введення в лабораторну роботу, а потім клацніть кнопку Start Setup Lab.</text:p>
        </text:list-item>
        <text:list-item>
          <text:p text:style-name="P28">Вивчивши екран Welcom<text:span text:style-name="T15">e</text:span>, натисніть ENTER для продовження установки.</text:p>
        </text:list-item>
        <text:list-item>
          <text:p text:style-name="P28"><text:span text:style-name="T19">Оберіть варіант установки (швидкий), н</text:span>атисніть ENTER.</text:p>
        </text:list-item>
        <text:list-item>
          <text:p text:style-name="P28">Натисніть ENTER для продовження установки <text:span text:style-name="T20">(</text:span><text:span text:style-name="T22">після </text:span><text:span text:style-name="T20">встановлення диск</text:span><text:span text:style-name="T22">у</text:span><text:span text:style-name="T18">)</text:span>.</text:p>
        </text:list-item>
        <text:list-item>
          <text:p text:style-name="P29">З’явиться екран з інформацією про те, що програма установки виявила у вашій системі контролер жорсткого диска фірми Adaptec (імітація). Натисніть ENTER для продовження установки</text:p>
        </text:list-item>
        <text:list-item>
          <text:p text:style-name="P30">З’явиться екран, який вказує, що Windows NT може бути установлена або з компакт-диска, або з 3,5” гнучких дисків. Натисніть ENTER для продовження установки.</text:p>
        </text:list-item>
        <text:list-item>
          <text:p text:style-name="P31">З’явиться екран, <text:span text:style-name="T16">який </text:span>пропону<text:span text:style-name="T16">є</text:span> вибрати розділ диска або створити новий, на котрий ви бажаєте установити Windows NT Server. Натисніть ENTER для продовження установки.</text:p>
        </text:list-item>
        <text:list-item>
          <text:p text:style-name="P32">Зробіть вибір згідно з інструкціями на екрані, а потім натисніть ENTER.</text:p>
        </text:list-item>
        <text:list-item>
          <text:p text:style-name="P33">З’явиться екран, який пропонує вибрати тип файлової системи для раніше вибраного вами розділу. Зробіть вибір, а потім натисніть ENTER.</text:p>
        </text:list-item>
        <text:list-item>
          <text:p text:style-name="P34">З’явиться екран, на якому ви побачите попередньо обумовлений шлях для установки, що використовується. Ви можете прийняти запропонований варіант або змінити його. Натисніть ENTER для продовження установки.</text:p>
        </text:list-item>
        <text:list-item>
          <text:p text:style-name="P35">Програма установки перевіряє, чи достатньо у вашій системі місця для операційної системи. Якщо простору достатньо, вона встановлює файли. З’явиться екран із повідомленням про те, що етап установки успішно виконаний. Натисніть ENTER для продовження установки.</text:p>
        </text:list-item>
      </text:list>
      <text:p text:style-name="P26"><text:span text:style-name="T11"/></text:p>
      <text:p text:style-name="P27"><text:span text:style-name="T11">Установіть Windows NT Server:</text:span></text:p>
      <text:list xml:id="list3603277801" text:style-name="L5">
        <text:list-item>
          <text:p text:style-name="P37">З’явиться вікно, яке запитує ваше ім’я і назву вашої організації. Введіть потрібну інформацію. Натисніть ENTER для продовження установки, потім (після перевірки введених вами значень) ще раз натисніть ENTER.</text:p>
        </text:list-item>
        <text:list-item>
          <text:p text:style-name="P38">З’явиться вікно, яке запитує ідентифікаційний номер продукту (Product ID). Введіть будь-яке число, потім клацніть Continue.</text:p>
        </text:list-item>
        <text:list-item>
          <text:p text:style-name="P38">З’явиться вікно Windows NT Server Security Role з просьбою вказати, яку роль</text:p>
          <text:p text:style-name="P39">буде виконувати сервер у вашій мережі. Зробіть вибір, а потім клацніть Continue.</text:p>
        </text:list-item>
        <text:list-item>
          <text:p text:style-name="P40">З’явиться вікно Choose Licensing Mode. Використовуйте Help, щоб уточнити особливості ліцензування мережевого сервера, а потім клацніть Continue.</text:p>
        </text:list-item>
        <text:list-item>
          <text:p text:style-name="P41">З’явиться вікно Licensing Mode. Зробіть вибір, а потім клацніть Continue.</text:p>
        </text:list-item>
        <text:list-item>
          <text:p text:style-name="P42">З’явиться вікно Per Server Licensing. Активізуйте флажок, який вказує на те, що ви згодні з умовами постачальника щодо ліцензування. Клацніть OK – для продовження установки. </text:p>
        </text:list-item>
        <text:list-item>
          <text:p text:style-name="P42">З’явиться запрошення ввести ім’я для вашого комп’ютера. Введіть ім’я для вашого комп’ютера, клацніть Continue, а потім (після перевірки введеного значення) ще раз клацніть Continue.</text:p>
        </text:list-item>
        <text:list-item>
          <text:p text:style-name="P43">З’явиться вікно з пропозицією вказати національну мову, яку ви використовуєте в повсякденній роботі. Зробіть вибір, а потім клацніть Continue.</text:p>
        </text:list-item>
        <text:list-item>
          <text:p text:style-name="P44">З’явиться вікно Set Up Local Printer. Введіть відповідну інформацію про принтер, а потім клацніть Continue.</text:p>
        </text:list-item>
        <text:list-item>
          <text:p text:style-name="P45">З’явиться вікно Intel EtherExpress16 LAN Adapter Card Setup. Використовуйте Help, щоб вивчити параметри цього вікна. Внесіть необхідні зміни в параметри плати мережевого адаптера, а потім клацніть Continue.</text:p>
        </text:list-item>
        <text:list-item>
          <text:p text:style-name="P45">З’явиться вікно з пропозицією вибрати протоколи відповідно до вашої мережі.</text:p>
          <text:p text:style-name="P46">Використайте Help, щоб вивчити можливості різних протоколів. Зробіть вибір, а потім клацніть Continue.</text:p>
        </text:list-item>
        <text:list-item>
          <text:p text:style-name="P47">Після копіювання деякої кількості файлів з’явиться вікно Administrator Account Setup. Введіть відповідну інформацію, а потім клацніть Continue.</text:p>
        </text:list-item>
        <text:list-item>
          <text:p text:style-name="P48">З’явиться вікно Local Account Setup. Введіть необхідну інформацію, а потім клацніть Continue або Cancel.</text:p>
        </text:list-item>
        <text:list-item>
          <text:p text:style-name="P49">З’явиться вікно Date/Time. Клацніть OK для продовження лабораторної роботи.</text:p>
        </text:list-item>
        <text:list-item>
          <text:p text:style-name="P50">З’явиться вікно з повідомленням: програма установки пропонує створити Emergency Repair Disk. Клацніть Yes або No.</text:p>
        </text:list-item>
        <text:list-item>
          <text:p text:style-name="P50">З’явиться вікно Windows NT Setup з повідомленням: установка Windows NT виконана.</text:p>
        </text:list-item>
        <text:list-item>
          <text:p text:style-name="P36">Клацніть Restart. В цей момент можна вибрати будь-який (або всі) із <text:span text:style-name="T21">наступних</text:span> варіантів:</text:p>
        </text:list-item>
      </text:list>
      <text:list xml:id="list982620376" text:style-name="L6">
        <text:list-item>
          <text:list>
            <text:list-item>
              <text:p text:style-name="P51">прочитати контрольний список вашої установки;</text:p>
            </text:list-item>
            <text:list-item>
              <text:p text:style-name="P51">проглянути список сумісного обладнання;</text:p>
            </text:list-item>
            <text:list-item>
              <text:p text:style-name="P51">повторно запустити лабораторну роботу.</text:p>
            </text:list-item>
          </text:list>
        </text:list-item>
      </text:list>
      <text:p text:style-name="P17">Висновки</text:p>
      <text:p text:style-name="P25">TODO</text:p>
      <text:p text:style-name="P18">Контрольні питання</text:p>
      <text:list xml:id="list1989157243" text:style-name="L3">
        <text:list-item>
          <text:p text:style-name="P62">Що таке редиректор, домен?</text:p>
        </text:list-item>
      </text:list>
      <text:list xml:id="list2604830507" text:style-name="L7">
        <text:list-item>
          <text:list>
            <text:list-item>
              <text:p text:style-name="P52">Редиректор - мережне програмне забезпечення, що емулює доступ до віддаленої файлової системи, як до локальної. Приймає запити введення/виводу від прикладної програми, а потім надсилає (переадресує (redirect)) іх мережній службі сервера. Результати звернення повертаються прикладній програмі в такому вигляді, як би файли знаходилися на локальному комп'ютері.</text:p>
            </text:list-item>
            <text:list-item>
              <text:p text:style-name="P52">Домен - логічне об'єднання комп'ютерів, яке значно спрощує адміністрування.</text:p>
            </text:list-item>
          </text:list>
        </text:list-item>
      </text:list>
      <text:list xml:id="list220355714129685" text:continue-list="list1989157243" text:style-name="L3">
        <text:list-item>
          <text:p text:style-name="P62">Що таке PDC, BDC, DHCP?</text:p>
        </text:list-item>
      </text:list>
      <text:list xml:id="list3005857419" text:style-name="L10">
        <text:list-item>
          <text:list>
            <text:list-item>
              <text:p text:style-name="P54">PDC — <text:span text:style-name="T26">Primary Domain Controller </text:span><text:span text:style-name="T28">(Головний контролер домену)</text:span><text:span text:style-name="T26">. </text:span><text:span text:style-name="T31">М</text:span><text:span text:style-name="T26">істить копію найважливішої інформації про домен і перевіряє права користувачів. </text:span><text:span text:style-name="T30">Може функціонувати як сервер файлів, друку і додатків. </text:span><text:span text:style-name="T32">Домен має тільки один такий сервер.</text:span></text:p>
            </text:list-item>
          </text:list>
        </text:list-item>
      </text:list>
      <text:list xml:id="list1468592856" text:style-name="L9">
        <text:list-item>
          <text:list>
            <text:list-item>
              <text:p text:style-name="P56">BDC — <text:span text:style-name="T27">Backup Domain Controller </text:span><text:span text:style-name="T29">(</text:span><text:span text:style-name="T30">Резервний контролер домену</text:span><text:span text:style-name="T29">). </text:span><text:span text:style-name="T28">К</text:span><text:span text:style-name="T26">омп'ютер, який зберігає резервні копії політики безпеки домена і базу даних домена, а також проводить автентифікацію входів в мережу. </text:span><text:span text:style-name="T30">Може функціонувати як сервер файлів, друку і додатків. </text:span><text:span text:style-name="T32">Домен може не мати таких серверів або мати більше одного.</text:span></text:p>
            </text:list-item>
          </text:list>
        </text:list-item>
      </text:list>
      <text:list xml:id="list220355731421095" text:continue-list="list220355714129685" text:style-name="L3">
        <text:list-item>
          <text:list>
            <text:list-item>
              <text:p text:style-name="P55">DHCP — Dynamic Host Configuration Protocol <text:span text:style-name="T33">(динамічний протокол конфігурування хоста). </text:span><text:span text:style-name="T34">Дозволяє клієнтам автоматично отримувати дані про конфігурацію TCP/IP.</text:span></text:p>
            </text:list-item>
          </text:list>
        </text:list-item>
        <text:list-item>
          <text:p text:style-name="P62">Вимоги до технічних засобів при встановленні мережевої операційної системи?</text:p>
        </text:list-item>
      </text:list>
      <text:list xml:id="list3657905576" text:style-name="L11">
        <text:list-item>
          <text:list>
            <text:list-item>
              <text:p text:style-name="P72"><text:span text:style-name="T14">доступний дисковий простір</text:span></text:p>
            </text:list-item>
            <text:list-item>
              <text:p text:style-name="P72"><text:span text:style-name="T14">тип процесора, його потужність</text:span></text:p>
            </text:list-item>
            <text:list-item>
              <text:p text:style-name="P72"><text:span text:style-name="T14">обсяг оперативної пам’яті</text:span></text:p>
            </text:list-item>
            <text:list-item>
              <text:p text:style-name="P71"><text:span text:style-name="T35">сумісність ПО з технічними засобами</text:span></text:p>
            </text:list-item>
          </text:list>
        </text:list-item>
      </text:list>
      <text:list xml:id="list220354524657757" text:continue-list="list220355731421095" text:style-name="L3">
        <text:list-item>
          <text:p text:style-name="P62">Три параметри конфігурації: IP адреса, маска підмережі, шлюз за замовчуванням.</text:p>
        </text:list-item>
      </text:list>
      <text:list xml:id="list2953867454" text:style-name="L12">
        <text:list-item>
          <text:list>
            <text:list-item>
              <text:p text:style-name="P53"><text:span text:style-name="T37">I</text:span>P адреса - логічна 32-бітна адреса, що використовується для ідентифікації TCP/IP-хоста. IP-адреса складається з двох частин:</text:p>
              <text:list>
                <text:list-item>
                  <text:p text:style-name="P65"><text:span text:style-name="T23">ID мережі — ідентифікує всі хост-пристрої, які знаходяться в одній фізичній мережі. </text:span></text:p>
                </text:list-item>
                <text:list-item>
                  <text:p text:style-name="P66"><text:span text:style-name="T23">ID хоста — ідентифікує конкретний хост в мережі.</text:span></text:p>
                </text:list-item>
              </text:list>
              <text:p text:style-name="P66"><text:span text:style-name="T23">Комп'ютер, на якому встановлений протокол TCP/IP, повинен мати унікальну IP-адресу. </text:span></text:p>
            </text:list-item>
            <text:list-item>
              <text:p text:style-name="P57">маска підмережі — використовується для виділення частини IP-адреси так, щоб TCP/IP міг відрізнити ID мережі від ID хоста.</text:p>
            </text:list-item>
            <text:list-item>
              <text:p text:style-name="P58">шлюз за замовчуванням — використовується для пересилання IP-пакетів, які повинні бути передані в віддалені мережі.</text:p>
            </text:list-item>
          </text:list>
        </text:list-item>
      </text:list>
      <text:list xml:id="list220354143052892" text:continue-list="list220354524657757" text:style-name="L3">
        <text:list-item>
          <text:p text:style-name="P62">Коректна маска підмережі для мереж (NIC class A, class B, class C)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list xml:id="list939925261" text:style-name="L14">
              <text:list-item>
                <text:p text:style-name="P67"><text:span text:style-name="T25">A </text:span><text:span text:style-name="T24">—</text:span></text:p>
              </text:list-item>
            </text:list>
          </table:table-cell>
          <table:table-cell table:style-name="Table1.A1" office:value-type="string">
            <text:p text:style-name="P68">255.</text:p>
          </table:table-cell>
          <table:table-cell table:style-name="Table1.A1" office:value-type="string">
            <text:p text:style-name="P68">0.</text:p>
          </table:table-cell>
          <table:table-cell table:style-name="Table1.A1" office:value-type="string">
            <text:p text:style-name="P68">0.</text:p>
          </table:table-cell>
          <table:table-cell table:style-name="Table1.A1" office:value-type="string">
            <text:p text:style-name="P68">0</text:p>
          </table:table-cell>
        </table:table-row>
        <table:table-row table:style-name="Table1.1">
          <table:table-cell table:style-name="Table1.A1" office:value-type="string">
            <text:list xml:id="list220355442112023" text:continue-numbering="true" text:style-name="L14">
              <text:list-item>
                <text:p text:style-name="P67"><text:span text:style-name="T25">B </text:span><text:span text:style-name="T24">—</text:span></text:p>
              </text:list-item>
            </text:list>
          </table:table-cell>
          <table:table-cell table:style-name="Table1.A1" office:value-type="string">
            <text:p text:style-name="P68">255.</text:p>
          </table:table-cell>
          <table:table-cell table:style-name="Table1.A1" office:value-type="string">
            <text:p text:style-name="P68">255.</text:p>
          </table:table-cell>
          <table:table-cell table:style-name="Table1.A1" office:value-type="string">
            <text:p text:style-name="P68">0.</text:p>
          </table:table-cell>
          <table:table-cell table:style-name="Table1.A1" office:value-type="string">
            <text:p text:style-name="P68">0</text:p>
          </table:table-cell>
        </table:table-row>
        <table:table-row table:style-name="Table1.1">
          <table:table-cell table:style-name="Table1.A1" office:value-type="string">
            <text:list xml:id="list220354670217756" text:continue-numbering="true" text:style-name="L14">
              <text:list-item>
                <text:p text:style-name="P69">C <text:span text:style-name="T8">—</text:span></text:p>
              </text:list-item>
            </text:list>
          </table:table-cell>
          <table:table-cell table:style-name="Table1.A1" office:value-type="string">
            <text:p text:style-name="P68">255.</text:p>
          </table:table-cell>
          <table:table-cell table:style-name="Table1.A1" office:value-type="string">
            <text:p text:style-name="P68">255.</text:p>
          </table:table-cell>
          <table:table-cell table:style-name="Table1.A1" office:value-type="string">
            <text:p text:style-name="P68">255.</text:p>
          </table:table-cell>
          <table:table-cell table:style-name="Table1.A1" office:value-type="string">
            <text:p text:style-name="P68">0</text:p>
          </table:table-cell>
        </table:table-row>
      </table:table>
      <text:list xml:id="list220355235614637" text:continue-list="list220354143052892" text:style-name="L3">
        <text:list-item>
          <text:p text:style-name="P62">Протокол за замовчуванням при встановленні Windows NT Server.</text:p>
          <text:p text:style-name="P61">TCP/IP</text:p>
        </text:list-item>
        <text:list-item>
          <text:p text:style-name="P62">Прив’язка протоколів.</text:p>
          <text:p text:style-name="P70"><text:span text:style-name="T35">Прив’язка протоколів </text:span><text:span text:style-name="T36">пов’язує стеки протоколів із мережевими платами та вирішує у якому порядку ці протоколи будуть виконані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9T22:03:53.504380035</dc:date>
    <meta:editing-duration>PT21H56M18S</meta:editing-duration>
    <meta:editing-cycles>1717</meta:editing-cycles>
    <meta:generator>LibreOffice/7.2.6.2$Linux_X86_64 LibreOffice_project/20$Build-2</meta:generator>
    <meta:document-statistic meta:table-count="1" meta:image-count="0" meta:object-count="1" meta:page-count="4" meta:paragraph-count="102" meta:word-count="1025" meta:character-count="7320" meta:non-whitespace-character-count="6437"/>
  </office:meta>
</office:document-meta>
</file>